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u</mi>
        <mi>l</mi>
      </msub>
      <mrow>
        <mo stretchy="false">(</mo>
        <mrow>
          <mi>r</mi>
        </mrow>
        <mo stretchy="false">)</mo>
      </mrow>
      <mrow>
        <mi/>
        <mo stretchy="false">∼</mo>
        <mi/>
      </mrow>
      <msub>
        <mo stretchy="false">α</mo>
        <mi>l</mi>
      </msub>
      <mi/>
      <mi>sin</mi>
      <mi/>
      <mfenced open="(" close=")">
        <mrow>
          <mi>k</mi>
          <mi>r</mi>
          <mrow>
            <mi/>
            <mo stretchy="false">−</mo>
            <mi/>
          </mrow>
          <mfrac>
            <mrow>
              <mi>l</mi>
              <mo stretchy="false">π</mo>
            </mrow>
            <mn>2</mn>
          </mfrac>
          <mrow>
            <mi/>
            <mo stretchy="false">+</mo>
            <mi/>
          </mrow>
          <msub>
            <mo stretchy="false">δ</mo>
            <mi>l</mi>
          </msub>
        </mrow>
      </mfenced>
    </mrow>
    <annotation encoding="StarMath 5.0">u _l (r) ~sim~ %ialpha _l ` sin ` 
left ( 
 k r ~-~ {l %pi} over 2 ~+~ %idelta _l 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30:26.599000000</meta:creation-date>
    <meta:generator>LibreOffice/4.1.4.2$Windows_x86 LibreOffice_project/0a0440ccc0227ad9829de5f46be37cfb6edcf72</meta:generator>
  </office:meta>
</office:document-meta>
</file>